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1a1bc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text-properties fo:color="#000000" style:font-name="Consolas" fo:font-size="10pt" fo:font-style="normal" style:text-underline-style="none" fo:font-weight="normal" officeooo:paragraph-rsid="0001a1bc" fo:background-color="#fffffe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style:paragraph-properties style:line-height-at-least="0.198in"/>
      <style:text-properties fo:color="#000000" style:font-name="Consolas" fo:font-size="10pt" fo:font-style="normal" style:text-underline-style="none" fo:font-weight="normal" fo:background-color="#fffffe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text-properties fo:color="#000000" style:font-name="Consolas" fo:font-size="10pt" style:text-underline-style="none" fo:font-weight="normal" officeooo:paragraph-rsid="0001a1bc" fo:background-color="#fffffe" style:font-size-asian="10pt" style:font-weight-asian="normal" style:font-size-complex="10pt" style:font-weight-complex="normal"/>
    </style:style>
    <style:style style:name="P6" style:family="paragraph" style:parent-style-name="Standard">
      <style:paragraph-properties style:line-height-at-least="0.198in"/>
      <style:text-properties fo:color="#000000" style:font-name="Consolas" fo:font-size="10pt" style:text-underline-style="none" fo:font-weight="normal" fo:background-color="#fffffe" style:font-size-asian="10pt" style:font-weight-asian="normal" style:font-size-complex="10pt" style:font-weight-complex="normal"/>
    </style:style>
    <style:style style:name="P7" style:family="paragraph" style:parent-style-name="Standard">
      <style:paragraph-properties style:line-height-at-least="0.198in"/>
      <style:text-properties fo:color="#000000" style:font-name="Consolas" fo:font-size="14pt" style:text-underline-style="none" fo:font-weight="bold" fo:background-color="#fffffe" style:font-size-asian="14pt" style:font-weight-asian="bold" style:font-size-complex="14pt" style:font-weight-complex="bold"/>
    </style:style>
    <style:style style:name="P8" style:family="paragraph" style:parent-style-name="Text_20_body">
      <style:text-properties fo:color="#000000" fo:font-size="14pt" fo:font-weight="bold" officeooo:paragraph-rsid="0001a1bc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000000" style:font-name="Consolas" fo:font-size="10.5pt" style:text-underline-style="none" fo:font-weight="normal" officeooo:paragraph-rsid="0001a1bc" fo:background-color="#fffffe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style:line-height-at-least="0.198in"/>
      <style:text-properties fo:color="#000000" style:font-name="Consolas" fo:font-size="10.5pt" style:text-underline-style="none" fo:font-weight="normal" fo:background-color="#fffffe" style:font-weight-asian="normal" style:font-weight-complex="normal"/>
    </style:style>
    <style:style style:name="T1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c9211e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ff"/>
    </style:style>
    <style:style style:name="T6" style:family="text">
      <style:text-properties fo:color="#00107e"/>
    </style:style>
    <style:style style:name="T7" style:family="text">
      <style:text-properties fo:color="#0988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://192.168.0.253:8000/learn/javascript-algorithms-and-data-structures/debugging/" text:style-name="Internet_20_link" text:visited-style-name="Visited_20_Internet_20_Link"><text:span text:style-name="T2">Introduction to the Debugging Challenges</text:span></text:a></text:p>
      <text:p text:style-name="P1"><text:a xlink:type="simple" xlink:href="http://192.168.0.253:8000/learn/javascript-algorithms-and-data-structures/debugging/use-the-javascript-console-to-check-the-value-of-a-variable" text:style-name="Internet_20_link" text:visited-style-name="Visited_20_Internet_20_Link"><text:span text:style-name="T1">Use the JavaScript Console to Check the Value of a Variable</text:span></text:a></text:p>
      <text:p text:style-name="P3">let a = 5;</text:p>
      <text:p text:style-name="P4">let b = 1;</text:p>
      <text:p text:style-name="P4">a++;</text:p>
      <text:p text:style-name="P4">console.log(a)</text:p>
      <text:p text:style-name="P4">let sumAB = a + b;</text:p>
      <text:p text:style-name="P4">console.log(sumAB);</text:p>
      <text:p text:style-name="P4"/>
      <text:p text:style-name="P1"><text:a xlink:type="simple" xlink:href="http://192.168.0.253:8000/learn/javascript-algorithms-and-data-structures/debugging/understanding-the-differences-between-the-persevere-code-camp-and-browser-console" text:style-name="Internet_20_link" text:visited-style-name="Visited_20_Internet_20_Link"><text:span text:style-name="T1">Understanding the Differences between the Persevere Code Camp and Browser Console</text:span></text:a></text:p>
      <text:p text:style-name="P5">let outputTwo = "This will print to the browser console 2 times";</text:p>
      <text:p text:style-name="P6">console.log(outputTwo);</text:p>
      <text:p text:style-name="P6">let outputOne = "Try to get this to log only once to the browser console";</text:p>
      <text:p text:style-name="P6">console.clear()</text:p>
      <text:p text:style-name="P6">console.log(outputOne)</text:p>
      <text:p text:style-name="P6"/>
      <text:p text:style-name="P1"><text:a xlink:type="simple" xlink:href="http://192.168.0.253:8000/learn/javascript-algorithms-and-data-structures/debugging/use-typeof-to-check-the-type-of-a-variable" text:style-name="Internet_20_link" text:visited-style-name="Visited_20_Internet_20_Link"><text:span text:style-name="T1">Use typeof to Check the Type of a Variable</text:span></text:a></text:p>
      <text:p text:style-name="P5">let seven = 7;</text:p>
      <text:p text:style-name="P6">let three = "3";</text:p>
      <text:p text:style-name="P6">console.log(seven + three);</text:p>
      <text:p text:style-name="P6">console.log(typeof seven);</text:p>
      <text:p text:style-name="P6">console.log(typeof three);</text:p>
      <text:p text:style-name="P6"/>
      <text:p text:style-name="P1"><text:a xlink:type="simple" xlink:href="http://192.168.0.253:8000/learn/javascript-algorithms-and-data-structures/debugging/catch-misspelled-variable-and-function-names" text:style-name="Internet_20_link" text:visited-style-name="Visited_20_Internet_20_Link"><text:span text:style-name="T1">Catch Misspelled Variable and Function Names</text:span></text:a></text:p>
      <text:p text:style-name="P5">let receivables = 10;</text:p>
      <text:p text:style-name="P6">let payables = 8;</text:p>
      <text:p text:style-name="P6">let netWorkingCapital = receivables - payables;</text:p>
      <text:p text:style-name="P6">console.log(`Net working capital is: ${netWorkingCapital}`);</text:p>
      <text:p text:style-name="P6"/>
      <text:p text:style-name="P1"><text:a xlink:type="simple" xlink:href="http://192.168.0.253:8000/learn/javascript-algorithms-and-data-structures/debugging/catch-unclosed-parentheses-brackets-braces-and-quotes" text:style-name="Internet_20_link" text:visited-style-name="Visited_20_Internet_20_Link"><text:span text:style-name="T1">Catch Unclosed Parentheses, Brackets, Braces and Quotes</text:span></text:a></text:p>
      <text:p text:style-name="P5">let myArray = [1, 2, 3];</text:p>
      <text:p text:style-name="P6">let arraySum = myArray[0] + myArray[1] + myArray[2];</text:p>
      <text:p text:style-name="P6">console.log(`Sum of array values is: ${arraySum}`);</text:p>
      <text:p text:style-name="P6"/>
      <text:p text:style-name="P1"><text:a xlink:type="simple" xlink:href="http://192.168.0.253:8000/learn/javascript-algorithms-and-data-structures/debugging/catch-mixed-usage-of-single-and-double-quotes" text:style-name="Internet_20_link" text:visited-style-name="Visited_20_Internet_20_Link"><text:span text:style-name="T1">Catch Mixed Usage of Single and Double Quotes</text:span></text:a></text:p>
      <text:p text:style-name="P5">let innerHtml = "&lt;p&gt;Click here to &lt;a href='#Home'&gt;return home&lt;/a&gt;&lt;/p&gt;";</text:p>
      <text:p text:style-name="P6">console.log(innerHtml);</text:p>
      <text:p text:style-name="P6"/>
      <text:p text:style-name="P6"/>
      <text:p text:style-name="P6"/>
      <text:p text:style-name="P6"/>
      <text:p text:style-name="P1"><text:soft-page-break/><text:a xlink:type="simple" xlink:href="http://192.168.0.253:8000/learn/javascript-algorithms-and-data-structures/debugging/catch-use-of-assignment-operator-instead-of-equality-operator" text:style-name="Internet_20_link" text:visited-style-name="Visited_20_Internet_20_Link"><text:span text:style-name="T1">Catch Use of Assignment Operator Instead of Equality Operator</text:span></text:a></text:p>
      <text:p text:style-name="P5">let x = 7;</text:p>
      <text:p text:style-name="P6">let y = 9;</text:p>
      <text:p text:style-name="P6">let result = "to come";</text:p>
      <text:p text:style-name="P6">if(x == y) {</text:p>
      <text:p text:style-name="P6">result = "Equal!";</text:p>
      <text:p text:style-name="P6">} else {</text:p>
      <text:p text:style-name="P6">result = "Not equal!";</text:p>
      <text:p text:style-name="P6">}</text:p>
      <text:p text:style-name="P6">console.log(result);</text:p>
      <text:p text:style-name="P6"/>
      <text:p text:style-name="P1"><text:a xlink:type="simple" xlink:href="http://192.168.0.253:8000/learn/javascript-algorithms-and-data-structures/debugging/catch-missing-open-and-closing-parenthesis-after-a-function-call" text:style-name="Internet_20_link" text:visited-style-name="Visited_20_Internet_20_Link"><text:span text:style-name="T1">Catch Missing Open and Closing Parenthesis After a Function Call</text:span></text:a></text:p>
      <text:p text:style-name="P5">function getNine() {</text:p>
      <text:p text:style-name="P6">let x = 6;</text:p>
      <text:p text:style-name="P6">let y = 3;</text:p>
      <text:p text:style-name="P6">return x + y;</text:p>
      <text:p text:style-name="P6">}</text:p>
      <text:p text:style-name="P6">let result = getNine();</text:p>
      <text:p text:style-name="P6">console.log(result);</text:p>
      <text:p text:style-name="P6"/>
      <text:p text:style-name="P1"><text:a xlink:type="simple" xlink:href="http://192.168.0.253:8000/learn/javascript-algorithms-and-data-structures/debugging/catch-arguments-passed-in-the-wrong-order-when-calling-a-function" text:style-name="Internet_20_link" text:visited-style-name="Visited_20_Internet_20_Link"><text:span text:style-name="T1">Catch Arguments Passed in the Wrong Order When Calling a Function</text:span></text:a></text:p>
      <text:p text:style-name="P5">function raiseToPower(b, e) {</text:p>
      <text:p text:style-name="P6">return Math.pow(b, e);</text:p>
      <text:p text:style-name="P6">}</text:p>
      <text:p text:style-name="P6">let base = 2;</text:p>
      <text:p text:style-name="P6">let exp = 3;</text:p>
      <text:p text:style-name="P6">let power = raiseToPower(base, exp);</text:p>
      <text:p text:style-name="P6">console.log(power);</text:p>
      <text:p text:style-name="P6"/>
      <text:p text:style-name="P1"><text:a xlink:type="simple" xlink:href="http://192.168.0.253:8000/learn/javascript-algorithms-and-data-structures/debugging/catch-off-by-one-errors-when-using-indexing" text:style-name="Internet_20_link" text:visited-style-name="Visited_20_Internet_20_Link"><text:span text:style-name="T1">Catch Off By One Errors When Using Indexing</text:span></text:a></text:p>
      <text:p text:style-name="P5">function countToFive() {</text:p>
      <text:p text:style-name="P6">let firstFive = "12345";</text:p>
      <text:p text:style-name="P6">let len = firstFive.length;</text:p>
      <text:p text:style-name="P6">for (let i = 0; i &lt; len; i++) {</text:p>
      <text:p text:style-name="P6">console.log(firstFive[i]);</text:p>
      <text:p text:style-name="P6">}</text:p>
      <text:p text:style-name="P6">}</text:p>
      <text:p text:style-name="P6">countToFive();</text:p>
      <text:p text:style-name="P7"/>
      <text:p text:style-name="P7"/>
      <text:p text:style-name="P7"/>
      <text:p text:style-name="P7"/>
      <text:p text:style-name="P7"/>
      <text:p text:style-name="P7"/>
      <text:p text:style-name="P1"><text:soft-page-break/><text:a xlink:type="simple" xlink:href="http://192.168.0.253:8000/learn/javascript-algorithms-and-data-structures/debugging/use-caution-when-reinitializing-variables-inside-a-loop" text:style-name="Internet_20_link" text:visited-style-name="Visited_20_Internet_20_Link"><text:span text:style-name="T1">Use Caution When Reinitializing Variables Inside a Loop</text:span></text:a></text:p>
      <text:p text:style-name="P9">function zeroArray(m, n) {</text:p>
      <text:p text:style-name="P10">let newArray = [];</text:p>
      <text:p text:style-name="P10">let row = [];</text:p>
      <text:p text:style-name="P10">for (let i = 0; i &lt; m; i++) {</text:p>
      <text:p text:style-name="P10">let row = []</text:p>
      <text:p text:style-name="P10">for (let j = 0; j &lt; n; j++) {</text:p>
      <text:p text:style-name="P10">row.push(0);</text:p>
      <text:p text:style-name="P10">}</text:p>
      <text:p text:style-name="P10">newArray.push(row);</text:p>
      <text:p text:style-name="P10">}</text:p>
      <text:p text:style-name="P10">return newArray;</text:p>
      <text:p text:style-name="P10">}</text:p>
      <text:p text:style-name="P10">let matrix = zeroArray(3, 2);</text:p>
      <text:p text:style-name="P8"/>
      <text:p text:style-name="P1"><text:a xlink:type="simple" xlink:href="http://192.168.0.253:8000/learn/javascript-algorithms-and-data-structures/debugging/prevent-infinite-loops-with-a-valid-terminal-condition" text:style-name="Internet_20_link" text:visited-style-name="Visited_20_Internet_20_Link"><text:span text:style-name="T1">Prevent Infinite Loops with a Valid Terminal Condition</text:span></text:a></text:p>
      <text:p text:style-name="P5">function myFunc() {</text:p>
      <text:p text:style-name="P6">for (let i = 1; i &lt;= 4; i += 2) {</text:p>
      <text:p text:style-name="P6">console.log("Still going!");</text:p>
      <text:p text:style-name="P6">}</text:p>
      <text:p text:style-name="P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20-12-01T15:20:47.420000000</dc:date>
    <meta:editing-duration>PT1H41M38S</meta:editing-duration>
    <meta:editing-cycles>5</meta:editing-cycles>
    <meta:document-statistic meta:table-count="0" meta:image-count="0" meta:object-count="0" meta:page-count="3" meta:paragraph-count="87" meta:word-count="386" meta:character-count="2246" meta:non-whitespace-character-count="1947"/>
  </office:meta>
</office:document-meta>
</file>